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100000192DF65035D73CBD516.png" manifest:media-type="image/png"/>
  <manifest:file-entry manifest:full-path="Pictures/10000201000002E80000019B25888D9C2BD4093C.png" manifest:media-type="image/png"/>
  <manifest:file-entry manifest:full-path="Pictures/10000000000002C0000001B9A0E367647030357D.png" manifest:media-type="image/png"/>
  <manifest:file-entry manifest:full-path="Pictures/10000000000002C0000001B9E1297F8741A561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6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4.002cm, 0.581cm, 0.215cm, 2.357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6.796cm, 8.851cm, 0cm)" draw:image-opacity="100%" style:mirror="none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3.89cm, 0.88cm, 0.141cm, 3.125cm)" draw:image-opacity="100%" style:mirror="none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8.66cm, 9.031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6.2000007629395pt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36.2000007629395pt" fo:font-weight="bold" style:font-size-asian="46pt" style:font-weight-asian="bold" style:font-size-complex="46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Times New Roman" fo:font-size="46pt" fo:font-weight="bold" style:font-size-asian="46pt" style:font-weight-asian="bold" style:font-size-complex="4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477cm" svg:height="13.7cm" svg:x="1.302cm" svg:y="2.6cm">
          <draw:image xlink:href="Pictures/10000000000002C0000001B9E1297F8741A561C1.png" xlink:type="simple" xlink:show="embed" xlink:actuate="onLoad" loext:mime-type="image/png">
            <text:p/>
          </draw:image>
        </draw:frame>
        <draw:frame draw:style-name="gr1" draw:text-style-name="P1" draw:layer="layout" svg:width="12.477cm" svg:height="13.64cm" svg:x="13.537cm" svg:y="2.6cm">
          <draw:image xlink:href="Pictures/10000000000002C0000001B9A0E367647030357D.png" xlink:type="simple" xlink:show="embed" xlink:actuate="onLoad" loext:mime-type="image/png">
            <text:p/>
          </draw:image>
        </draw:frame>
        <draw:frame draw:style-name="gr2" draw:text-style-name="P3" draw:layer="layout" svg:width="2.791cm" svg:height="3.841cm" svg:x="1.453cm" svg:y="2cm">
          <draw:text-box>
            <text:p text:style-name="P2"><text:span text:style-name="T1"><text:s/></text:span><text:span text:style-name="T1">(A)</text:span></text:p>
          </draw:text-box>
        </draw:frame>
        <draw:frame draw:style-name="gr2" draw:text-style-name="P3" draw:layer="layout" svg:width="2.791cm" svg:height="3.841cm" svg:x="13.153cm" svg:y="2cm">
          <draw:text-box>
            <text:p text:style-name="P2"><text:span text:style-name="T1"><text:s/></text:span><text:span text:style-name="T1">(B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0.183cm" svg:height="8.021cm" svg:x="3.186cm" svg:y="1cm">
          <draw:image xlink:href="Pictures/10000201000002E80000019B25888D9C2BD4093C.png" xlink:type="simple" xlink:show="embed" xlink:actuate="onLoad" loext:mime-type="image/png">
            <text:p/>
          </draw:image>
        </draw:frame>
        <draw:frame draw:style-name="gr5" draw:text-style-name="P5" draw:layer="layout" svg:width="2.539cm" svg:height="1.777cm" svg:x="1.255cm" svg:y="1cm">
          <draw:image xlink:href="Pictures/10000201000002E80000019B25888D9C2BD4093C.png" xlink:type="simple" xlink:show="embed" xlink:actuate="onLoad" loext:mime-type="image/png">
            <text:p/>
          </draw:image>
        </draw:frame>
        <draw:frame draw:style-name="gr6" draw:text-style-name="P5" draw:layer="layout" svg:width="19.987cm" svg:height="7.873cm" svg:x="3.494cm" svg:y="9.021cm">
          <draw:image xlink:href="Pictures/100002010000031100000192DF65035D73CBD516.png" xlink:type="simple" xlink:show="embed" xlink:actuate="onLoad" loext:mime-type="image/png">
            <text:p/>
          </draw:image>
        </draw:frame>
        <draw:frame draw:style-name="gr7" draw:text-style-name="P5" draw:layer="layout" svg:width="2.108cm" svg:height="1.603cm" svg:x="1.508cm" svg:y="8.795cm">
          <draw:image xlink:href="Pictures/100002010000031100000192DF65035D73CBD51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17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5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43cm" fo:margin-bottom="0cm" fo:text-indent="0cm"/>
      <style:text-properties fo:font-size="66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07cm" fo:margin-bottom="0cm" fo:text-indent="0cm"/>
      <style:text-properties fo:font-size="56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71cm" fo:margin-bottom="0cm" fo:text-indent="0cm"/>
      <style:text-properties fo:font-size="4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35cm" fo:margin-bottom="0cm" fo:text-indent="0cm"/>
      <style:text-properties fo:font-size="4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35cm" fo:margin-bottom="0cm" fo:text-indent="0cm"/>
      <style:text-properties fo:font-size="4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35cm" fo:margin-bottom="0cm" fo:text-indent="0cm"/>
      <style:text-properties fo:font-size="4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35cm" fo:margin-bottom="0cm" fo:text-indent="0cm"/>
      <style:text-properties fo:font-size="4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35cm" fo:margin-bottom="0cm" fo:text-indent="0cm"/>
      <style:text-properties fo:font-size="4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3.90000152587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499cm" svg:height="6.209cm" svg:x="2.249cm" svg:y="2.483cm" presentation:class="title" presentation:placeholder="true">
        <draw:text-box/>
      </draw:frame>
      <draw:frame presentation:style-name="Default-outline1" draw:layer="backgroundobjects" svg:width="22.499cm" svg:height="21.574cm" svg:x="2.249cm" svg:y="9.703cm" presentation:class="outline" presentation:placeholder="true">
        <draw:text-box/>
      </draw:frame>
      <draw:frame presentation:style-name="Mpr1" draw:text-style-name="MP2" draw:layer="backgroundobjects" svg:width="5.824cm" svg:height="2.563cm" svg:x="2.249cm" svg:y="34.8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924cm" svg:height="2.563cm" svg:x="9.549cm" svg:y="34.8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824cm" svg:height="2.563cm" svg:x="18.924cm" svg:y="34.88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28T13:15:06.574437462</dc:date>
    <meta:editing-duration>PT15H53M16S</meta:editing-duration>
    <meta:editing-cycles>34</meta:editing-cycles>
    <meta:generator>LibreOffice/6.4.7.2$Linux_X86_64 LibreOffice_project/40$Build-2</meta:generator>
    <meta:document-statistic meta:object-count="33"/>
  </office:meta>
</office:document-meta>
</file>